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995208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clusters</text:p>
          </table:table-cell>
          <table:table-cell office:value-type="float" office:value="256" table:formula="of:=256" table:style-name="ce1">
            <text:p>25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ax objects</text:p>
          </table:table-cell>
          <table:table-cell office:value-type="float" office:value="256" table:formula="of:=256" table:style-name="ce1">
            <text:p>25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otal clusters</text:p>
          </table:table-cell>
          <table:table-cell office:value-type="float" office:value="65536" table:formula="of:=[.B1]*[.B2]" table:style-name="ce1">
            <text:p>6553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yte per cluster</text:p>
          </table:table-cell>
          <table:table-cell office:value-type="float" office:value="4" table:style-name="ce1">
            <text:p>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otal memory</text:p>
          </table:table-cell>
          <table:table-cell office:value-type="float" office:value="256" table:formula="of:=([.B4]*[.B5])/1024" table:style-name="ce1">
            <text:p>256</text:p>
          </table:table-cell>
          <table:table-cell office:value-type="string" table:style-name="ce1">
            <text:p>KB</text:p>
          </table:table-cell>
          <table:table-cell table:number-columns-repeated="1638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meta:initial-creator>Julian</meta:initial-creator>
    <dc:creator>Julian</dc:creator>
    <meta:creation-date>2017-12-14T11:38:54Z</meta:creation-date>
    <dc:date>2017-12-14T13:18:06Z</dc:date>
    <meta:editing-duration>PT0S</meta:editing-duration>
  </office:meta>
</office:document-meta>
</file>